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officeooo:paragraph-rsid="000645a6"/>
    </style:style>
    <style:style style:name="P7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9902f" officeooo:paragraph-rsid="0009902f" style:font-size-asian="10pt" style:font-size-complex="10pt"/>
    </style:style>
    <style:style style:name="P8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9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officeooo:paragraph-rsid="000645a6"/>
    </style:style>
    <style:style style:name="P10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79129" officeooo:paragraph-rsid="00079129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9902f" officeooo:paragraph-rsid="0009902f" style:font-size-asian="10pt" style:font-size-complex="10pt"/>
    </style:style>
    <style:style style:name="T1" style:family="text">
      <style:text-properties officeooo:rsid="00079129"/>
    </style:style>
    <style:style style:name="T2" style:family="text">
      <style:text-properties style:font-name="Open Sans" fo:font-size="10pt" officeooo:rsid="000645a6" style:font-size-asian="10pt" style:font-size-complex="10pt"/>
    </style:style>
    <style:style style:name="T3" style:family="text">
      <style:text-properties style:font-name="Open Sans" fo:font-size="10pt" officeooo:rsid="00079129" style:font-size-asian="10pt" style:font-size-complex="10pt"/>
    </style:style>
    <style:style style:name="T4" style:family="text">
      <style:text-properties style:font-name="Open Sans" fo:font-size="10pt" style:text-underline-style="none" officeooo:rsid="000645a6" style:font-size-asian="10pt" style:font-size-complex="10pt"/>
    </style:style>
    <style:style style:name="T5" style:family="text">
      <style:text-properties style:font-name="Open Sans" fo:font-size="10pt" style:text-underline-style="none" officeooo:rsid="0009902f" style:font-size-asian="10pt" style:font-size-complex="10pt"/>
    </style:style>
    <style:style style:name="T6" style:family="text">
      <style:text-properties style:font-name="Open Sans" fo:font-size="10pt" style:text-underline-style="none" officeooo:rsid="000ecf0b" style:font-size-asian="10pt" style:font-size-complex="10pt"/>
    </style:style>
    <style:style style:name="T7" style:family="text">
      <style:text-properties officeooo:rsid="0008aa6f"/>
    </style:style>
    <style:style style:name="T8" style:family="text">
      <style:text-properties officeooo:rsid="0009902f"/>
    </style:style>
    <style:style style:name="T9" style:family="text">
      <style:text-properties officeooo:rsid="000b700a"/>
    </style:style>
    <style:style style:name="T10" style:family="text">
      <style:text-properties officeooo:rsid="000d0126"/>
    </style:style>
    <style:style style:name="T11" style:family="text">
      <style:text-properties officeooo:rsid="00110329"/>
    </style:style>
    <style:style style:name="T12" style:family="text">
      <style:text-properties officeooo:rsid="0013b192"/>
    </style:style>
    <style:style style:name="T13" style:family="text">
      <style:text-properties officeooo:rsid="001562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13">1.2</text:span></text:p>
      <text:p text:style-name="P1"/>
      <text:p text:style-name="P1">Nom : <text:span text:style-name="T1">S’authentifier</text:span></text:p>
      <text:p text:style-name="P1"/>
      <text:p text:style-name="P1">Acteur(s) : <text:span text:style-name="T1">Utilisateur</text:span></text:p>
      <text:p text:style-name="P1"/>
      <text:p text:style-name="P1">Description : <text:span text:style-name="T1">Un utilisateur doit pouvoir s’identifier afin d’avoir accès à ses préférences, son historique de commandes ou encore ses données personnelles.</text:span></text:p>
      <text:p text:style-name="P1"/>
      <text:p text:style-name="P1">Auteur : <text:span text:style-name="T11">Damien Ramelet</text:span></text:p>
      <text:p text:style-name="P1"/>
      <text:p text:style-name="P1">Date : <text:span text:style-name="T9">28/05/2020</text:span></text:p>
      <text:p text:style-name="P1"/>
      <text:p text:style-name="P6"><text:span text:style-name="T2">Pré-conditions : L’utilisateur d</text:span><text:span text:style-name="T3">oit être inscrit</text:span></text:p>
      <text:p text:style-name="P1"/>
      <text:p text:style-name="P1">Démarrage : L’utilisateur a demandé <text:span text:style-name="T1">la page d’authentification</text:span></text:p>
      <text:p text:style-name="P1"/>
      <text:p text:style-name="P2">Scénario nominal :</text:p>
      <text:list xml:id="list3153237189" text:style-name="L1">
        <text:list-item>
          <text:p text:style-name="P11">Le système affiche un formulaire d’authentification</text:p>
        </text:list-item>
        <text:list-item>
          <text:p text:style-name="P11">L’utilisateur rempli les champs du formulaire <text:span text:style-name="T7">et valide</text:span></text:p>
        </text:list-item>
        <text:list-item>
          <text:p text:style-name="P11">Le système vérifie que les données d’authentification sont valides <text:span text:style-name="T7">et correspondent à un utilisateur inscrit</text:span></text:p>
        </text:list-item>
        <text:list-item>
          <text:p text:style-name="P12">Le système affiche un message de confirmation afin d’informer l’utilisateur qu’il est connecté</text:p>
        </text:list-item>
      </text:list>
      <text:p text:style-name="P2"/>
      <text:p text:style-name="P2">Scénario <text:span text:style-name="T7">alternatif :</text:span></text:p>
      <text:p text:style-name="P7">2a. L’utilisateur quitte la page d’authentification</text:p>
      <text:p text:style-name="P2"/>
      <text:p text:style-name="P3">Scénario d’erreur :</text:p>
      <text:p text:style-name="P8">3a. Les données d’authentification sont incorrectes. Le système affiche un message d’erreur et invite l’utilisateur à les ressaisir <text:span text:style-name="T12">ou à réinitialiser son mot de passe</text:span>. <text:span text:style-name="T12">Fin du scénario.</text:span></text:p>
      <text:p text:style-name="P5"/>
      <text:p text:style-name="P2">Fin :</text:p>
      <text:p text:style-name="P9"><text:span text:style-name="T4">Scénario nominal : </text:span><text:span text:style-name="T5">L’utilisateur e</text:span><text:span text:style-name="T6">st authentifié</text:span><text:span text:style-name="T5">.</text:span></text:p>
      <text:p text:style-name="P10">Scénario d’exception : <text:span text:style-name="T8">L’utilisateur quitte la page d’authentification sans se connecter.</text:span></text:p>
      <text:p text:style-name="P4"/>
      <text:p text:style-name="P4">Post-conditions : <text:span text:style-name="T10">L’utilisateur est authentifié avec succès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1:33:08.927000000</meta:creation-date>
    <meta:editing-duration>PT9M54S</meta:editing-duration>
    <meta:editing-cycles>4</meta:editing-cycles>
    <meta:generator>LibreOffice/6.3.1.2$Windows_X86_64 LibreOffice_project/b79626edf0065ac373bd1df5c28bd630b4424273</meta:generator>
    <dc:date>2020-06-02T20:26:08.235000000</dc:date>
    <meta:document-statistic meta:table-count="0" meta:image-count="0" meta:object-count="0" meta:page-count="1" meta:paragraph-count="21" meta:word-count="167" meta:character-count="1171" meta:non-whitespace-character-count="1029"/>
  </office:meta>
</office:document-meta>
</file>